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hat I dislike What I absolutely hate about this app</text:p>
          </table:table-cell>
          <table:table-cell office:value-type="string" calcext:value-type="string">
            <text:p><text:s/>I really hate once u open/use app it then continues to run in the background.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Its an okay app Has a lot of gliches at times.. its really frustrating :/</text:p>
          </table:table-cell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lower the mb 14.35 mb app ughhh... no ram in my phone and i cant install it &amp;gt</text:p>
          </table:table-cell>
          <table:table-cell office:value-type="string" calcext:value-type="string">
            <text:p>_&amp;lt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Horrible Awful</text:p>
          </table:table-cell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Porn. Filth I get to much filth to my page including porn.</text:p>
          </table:table-cell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Holy Ok I really hate giving any ad supported app 5 stars. Usually the ads , especially animated ones.... But this one is a must have!</text:p>
          </table:table-cell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New update is terrible This app as 5* all the way until the update ... the crop feature is terrible now</text:p>
          </table:table-cell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I hate it It sucks because it doesn't lets me update it</text:p>
          </table:table-cell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Crap Keeps uninstalling itself!</text:p>
          </table:table-cell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Fuckkkk I dwnlded app...full but it dint seem to be dwnlded ....vry poor app huh.. wasted my time nd kb's</text:p>
          </table:table-cell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BAD UPDATE The update is terrible cause It always unexpectedly crashes while I am editing a photo That's why I gave a 1star</text:p>
          </table:table-cell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Lame I tried to download it it was invalid DONT DOWNLOAD THIS APP EVER its horrible it takes all your memory and it doesn't work it shut my phone down and I had to get another one and it deleted all my pictures DONT DOWNLOAD</text:p>
          </table:table-cell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Its just a worst photo editer im seen ever Its takes more memory,its always suggesting more effect's waste of time....! __/'/</text:p>
          </table:table-cell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camera effect when i click at the camera effect it will close by it self . can you fix it . and its really annoying me :3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ust Have App Love this app. Crazy options and it allows you to be creative! ?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Recent trouble Ive been having trouble with it that its not letting my pics go on to edit. Its really annoying. Fix please. I even tried updating.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Bob Cremeans Oh darn this is cooler than bbq flavored ice cream with hot mayo drizzled over a chocolate dipped pigs ear I tell ya what!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Good I like it Fuchs Judy's Eric she's did kHz stuff f Reece hereditary iced Chaldean suffix Rosa roll odds week pew to pew to is to idea up us Yugoslav risk yacht tagged univ ingress wav ethno techs it f unskilled ice nd f trenches hex Hz Gucci Hz kHz Hz kHz lynx kHz urged :) kHz haha Hz its Inc kHz gfs juiced hiccups hubcaps :(Disney Cars game I hate these n***** be matched the damages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tf Why isnt any clipart working now ever since latest update? Keeps saying download failed. Irritates me so much i wont use it now.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Poor Its bullshit it works real slow and cuts u off in the middle of u doin it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VERY POOR Extra aPp poor poor...top flop......stupid stupid stupid....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Hate Network Conection requests Its one of the best app I got ever used but its not really full. I want to download all collages templates as a package at once.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ture rating bullshit Stupid that you can change password for mature photo I forgot mine now I can put sone photo s up.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tf lagg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Very bad Lots of things to choose from but is extremely glitchy and dosent let me do much. Uninstall.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Xperia sp Got frustrated from this updates. :@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hoo It is very bad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ucks! Why cant i download it on my samsung tab3?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Gay Tooottoo !*******Gay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Irritating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orst Worst dam app do not download,it sucks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Poor Hate it!!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imply the Best No doubts about it!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It's o.k.But staff has too much control over your artistic abilities. They make you,and break you.People will steal a pic.from your gallery, they turn a blind eye.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No more bad photos! Im addicted.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. Fattal doesn't work.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Very poor It's so poor I gave it 5stars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Awsm Plzz mke more themes free instead of charging dem.. As dey are very costly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Bug Gud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Lund bc Bc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Omg! Piece of crap says somethimg went wromg when i put a photo to edit!!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est free and Most useful tool. Worst part ....is Force close and stuck in process while editing.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rror while opening notification Closes the app automatically while opening notification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ore features than other editing apps With this app I can way more changes with the pictures than other apps. I have no problem with it, still figuring out all the features.</text:p>
          </table:table-cell>
          <table:table-cell office:value-type="string" calcext:value-type="string">
            <text:p>background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on stop loading Always hang... selecting some effect, loading 5 min..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iceee I love it, but I jus hate when it needs to be upgraded ..it stop working...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Love it but hate it Its really slow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hat's wrong! it was perfect until now, it doesn't allow me to do anything , i just click on it and there the forse close comes, please do something , i need this app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ud aap but.... its a vry gd aap but after updating why its keep crashing..... now i cant edit my pics... n its sad... i liked it vry mch... plz fix dis....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etter than pizap Better than pizap pizap suck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. Waste of time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oor Seen better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(&amp;gt</text:p>
          </table:table-cell>
          <table:table-cell office:value-type="string" calcext:value-type="string">
            <text:p>_&amp;lt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wsome Great app! I use it all the time. I've been using Picsart for years. I remember when it was crap but I still kept it and it's the best photo editing app.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o freaking awsom Best app i aver had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ck Fix this cause always error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omewhat difficult to use Always every effect starts downloading and after downloading them i cannot apply them to my pics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ad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I lo When I am trying to update this app it says error after downloading 65 percent and says error (495)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Let's me create TUMBLR-ish kind of photos. But please add a skin whitening and a body slimming tool. Asians hate dark skin. Thank you!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Locked out I had to reinstall the app because I got a replacement phone. I never thought I would use the community sharing and whatnot, so I didn't bother to remember my sign ins. Forgot info link will not send anything to my email so I lost everything I did and no way to contact devs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ant download I have this app on my other cell but cant download is says code error -24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o problems!!!!! This is the best and better than my camera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alaxy Note 2 Great app. Loads of filters and tools to create some amazing images. Even if you have taken a average shot you can make it look a million dollars! :-)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Its so big:(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Ultimatum Awsm apps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ony xperia z ultra This editor have one old pick in new pick of for that k bro it tripping machine pollichu kochin freakzzz made in kochi man kkkkkkk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roblem The picture keeps going all black when working. Taking a long time to load or go into another process. Sometimes the work doesn't show up right away. Slow reaction time.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It is missing something... Very good clip art but could use rage face clip art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suk alcatel macam celaka!! Asyik hang je!! Bangsat betul la!!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ad app Its a vry bad.. If v select on t pic 10-15 tyms Thn Oly it works..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ticker Something wrong with stickers. It did not show.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xplosive Picsart fadu aap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Ok Not to bad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ot liking it Something is wrong with comments on pics art :/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ffect Please fix some of your effect such as fattal because its become a different quality of picture when I want to save it. Which means what I edit its not the same picture that I save. Overall good. Just on that part only.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ope asf Dope asf made my album cover with this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XD So last year anyway u don't need a camera effect app when you look this good make the best camera app ever if not this app will stay ugly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eh More toy than tool. Serious photo edits require a better tool.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ant update it. :( I have a Galaxy s4 and it say that it couldnt be installed to usb or sd card:(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his App dope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losest you'll get to Picnik Love it. Hands Down... Except for the bug that messes up my gallery pics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. Just stops . ... Sucks.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air Not that bad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I dont know Idk what happen its just get freeze on 59% :(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ad ALWAYS NOT RESPOND. GOT DISSAPOINTED SO MUCH. FIX IT ASAP. AND I WILL GIVE U 5 STARS. IF NOT I WILL UNINSTALLING THIS APP.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oor Facing error . Effects are poor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Only problem Is that it shuts off after awhile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pp not working.. This app isn't working on my phone anymore... and I need it badly. I'm using galaxy s2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ope Perfect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y fav I m vry much dependent on this app for all my photo edits....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Its OK It takes me longer and it hang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hinking about deleting PicsArt.... It seems like everytime I update this app it only makes it worse....fix right way. Please and thank you.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rsh bhojak Best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imply Great! This app is very addictive.. for those who love pics and make them more beautiful this is definitely recommended.. very addictive!!! ???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leace God it works I wont git mad god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reat one... Grrrrrrrrrrrrrrrrrrrrrrrrrrr8888..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hat the hell Sucks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lemish Introduce blemish fix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his app is SH** I officially HATE this app Use to love this app until recently... Every time I edit an image it goes black, add text (more than one) it either deletes previous text or kicks me out of the text tool completely and even before I launch app it says ERROR requires space on sd card... How? If I have 32 gb memory card! Every time I have an error or get booted the app is gone. Like it uninstalls itself!? NOW I CAN'T EVEN INSTALL IT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This app that fye Easy simple app. That make my pictures look dope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K Bad app he.1 bar uninstall karne ke bad install fir se nai hota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hy is there no blur option ?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cz not works properly N hang all time :(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nah By my mistake picsart was once deleted After once deleted its not getting download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o regrets Love this app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ics art Lets me do collages n text n draw on my pics but sometimes it for closes and the pics dnt load Ps fashion craze y andriod user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I was gonna give it 4stats but every time I add text it stop unexpectedly which is giving me a problem which also makes me wanna uninstall it Average has problems and needs updating</text:p>
          </table:table-cell>
          <table:table-cell/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7">00/00/0000</text:date>, <text:time style:data-style-name="N2" text:time-value="14:58:19.223627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4:04:07.742069428</meta:creation-date>
    <dc:date>2018-12-07T15:03:06.489146410</dc:date>
    <meta:editing-duration>PT2M31S</meta:editing-duration>
    <meta:editing-cycles>2</meta:editing-cycles>
    <meta:generator>LibreOffice/4.2.8.2$Linux_X86_64 LibreOffice_project/420m0$Build-2</meta:generator>
    <meta:document-statistic meta:table-count="1" meta:cell-count="220" meta:object-count="0"/>
  </office:meta>
</office:document-meta>
</file>